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proach, Workflow, and Solving the Problem </text:span></text:p>
      <text:p text:style-name="P1"/>
      <text:p text:style-name="Standard"><text:span text:style-name="T1">Design Phase: </text:span></text:p>
      <text:p text:style-name="Standard">We started off by making the Hardware Flowcharts for each command. Once this was done, we moved on to making the datapath. The states and the control bits were noted.<text:line-break/><text:line-break/><text:span text:style-name="T1">Implementation Phase:</text:span></text:p>
      <text:p text:style-name="Standard">From the commands and the flowcharts, we obtained the requirements for the microprocessor. Individual components were synthesised first. Behavioural modelling was used to define the components.<text:line-break/><text:span text:style-name="T1">Some specifics:</text:span></text:p>
      <text:p text:style-name="Standard">The memory was created using Vivado IP- Block Memory Generator. A width of 16 bits and depth of 65536 was used to match the specifics of the microprocessor. <text:line-break/>The memory is loaded with the binary file generated by the assembler. The assembler is a python file that converts human readable code into machine code. This output is placed in a .coe file that is copied onto the BRAM at initialization.<text:line-break/><text:line-break/><text:span text:style-name="T1">Testing Phase:</text:span></text:p>
      <text:p text:style-name="Standard">All the programmed components were tested individually for correctness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49" meta:character-count="940" meta:non-whitespace-character-count="791"/>
    <meta:generator>LibreOfficeDev/6.0.5.2$Linux_X86_64 LibreOffice_project/</meta:generator>
  </office:meta>
</office:document-meta>
</file>